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d970"/>
    </style:style>
    <style:style style:name="P2" style:family="paragraph" style:parent-style-name="Standard">
      <style:text-properties fo:font-size="14pt" officeooo:rsid="000dd970" officeooo:paragraph-rsid="000dd970" style:font-size-asian="14pt" style:font-size-complex="14pt"/>
    </style:style>
    <style:style style:name="P3" style:family="paragraph" style:parent-style-name="Standard">
      <style:text-properties fo:font-size="16pt" officeooo:rsid="000dd970" officeooo:paragraph-rsid="000dd970" style:font-size-asian="16pt" style:font-size-complex="16pt"/>
    </style:style>
    <style:style style:name="P4" style:family="paragraph" style:parent-style-name="Standard">
      <style:text-properties fo:font-size="16pt" officeooo:rsid="000dd970" officeooo:paragraph-rsid="000e26c6" style:font-size-asian="16pt" style:font-size-complex="16pt"/>
    </style:style>
    <style:style style:name="P5" style:family="paragraph" style:parent-style-name="Standard">
      <style:text-properties fo:font-size="13pt" officeooo:rsid="000dd970" officeooo:paragraph-rsid="000dd970" style:font-size-asian="13pt" style:font-size-complex="13pt"/>
    </style:style>
    <style:style style:name="P6" style:family="paragraph" style:parent-style-name="Standard">
      <style:text-properties fo:font-size="13pt" officeooo:rsid="000dd970" officeooo:paragraph-rsid="000e26c6" style:font-size-asian="13pt" style:font-size-complex="13pt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text-properties fo:font-size="12pt" style:font-size-asian="12pt" style:font-size-complex="12pt"/>
    </style:style>
    <style:style style:name="P9" style:family="paragraph" style:parent-style-name="Standard" style:list-style-name="L1">
      <style:text-properties fo:font-size="13pt" officeooo:rsid="000dd970" officeooo:paragraph-rsid="000dd970" style:font-size-asian="13pt" style:font-size-complex="13pt"/>
    </style:style>
    <style:style style:name="P10" style:family="paragraph" style:parent-style-name="Standard" style:list-style-name="L2">
      <style:text-properties fo:font-size="13pt" officeooo:rsid="000e26c6" officeooo:paragraph-rsid="000e26c6" style:font-size-asian="13pt" style:font-size-complex="13pt"/>
    </style:style>
    <style:style style:name="P11" style:family="paragraph" style:parent-style-name="Standard" style:list-style-name="L2">
      <style:text-properties officeooo:paragraph-rsid="000e26c6"/>
    </style:style>
    <style:style style:name="T1" style:family="text">
      <style:text-properties style:text-position="super 58%"/>
    </style:style>
    <style:style style:name="T2" style:family="text">
      <style:text-properties officeooo:rsid="000e26c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dd970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0e26c6" style:font-size-asian="13pt" style:font-size-complex="13pt"/>
    </style:style>
    <style:style style:name="T7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<text:span text:style-name="T1">th</text:span> June 2020</text:p>
      <text:p text:style-name="P2">UniLearn</text:p>
      <text:p text:style-name="P2"/>
      <text:p text:style-name="P3">MANAGE ANGULAR ON CPANEL</text:p>
      <text:p text:style-name="P5"/>
      <text:list xml:id="list1199814115" text:style-name="L1">
        <text:list-item>
          <text:p text:style-name="P9">find .htaccess file from cpanel</text:p>
        </text:list-item>
        <text:list-item>
          <text:p text:style-name="P9">open file with sudo</text:p>
        </text:list-item>
        <text:list-item>
          <text:p text:style-name="P9">add the following code</text:p>
        </text:list-item>
      </text:list>
      <text:p text:style-name="P5"/>
      <text:p text:style-name="P1"><text:span text:style-name="T4"><text:tab/><text:tab/></text:span><text:span text:style-name="Source_20_Text"><text:span text:style-name="T5">RewriteEngine On</text:span></text:span></text:p>
      <text:p text:style-name="Preformatted_20_Text"><text:span text:style-name="Source_20_Text"><text:span text:style-name="T3"><text:tab/><text:tab/></text:span></text:span><text:span text:style-name="Source_20_Text"><text:span text:style-name="T7"># If an existing asset or directory is requested go to it <text:tab/><text:tab/>as it is</text:span></text:span></text:p>
      <text:p text:style-name="Preformatted_20_Text"><text:span text:style-name="Source_20_Text"><text:span text:style-name="T7"><text:tab/><text:tab/>RewriteCond %{DOCUMENT_ROOT}%{REQUEST_URI} -f [OR]</text:span></text:span></text:p>
      <text:p text:style-name="Preformatted_20_Text"><text:span text:style-name="Source_20_Text"><text:span text:style-name="T7"><text:tab/><text:tab/>RewriteCond %{DOCUMENT_ROOT}%{REQUEST_URI} -d</text:span></text:span></text:p>
      <text:p text:style-name="Preformatted_20_Text"><text:span text:style-name="Source_20_Text"><text:span text:style-name="T7"><text:tab/><text:tab/>RewriteRule ^ - [L]</text:span></text:span></text:p>
      <text:p text:style-name="P8"/>
      <text:p text:style-name="Preformatted_20_Text"><text:span text:style-name="Source_20_Text"><text:span text:style-name="T7"><text:tab/><text:tab/># If the requested resource doesn't exist, use index.html</text:span></text:span></text:p>
      <text:p text:style-name="P7"><text:span text:style-name="Source_20_Text"><text:span text:style-name="T7"><text:tab/><text:tab/>RewriteRule ^ /index.html</text:span></text:span></text:p>
      <text:p text:style-name="P7"><text:span text:style-name="Source_20_Text"><text:span text:style-name="T3"><text:tab/></text:span></text:span></text:p>
      <text:p text:style-name="P4"><text:span text:style-name="T2">DEPLOY ANGULAR</text:span> ON CPANEL</text:p>
      <text:p text:style-name="P6"/>
      <text:list xml:id="list355408679" text:style-name="L2">
        <text:list-item>
          <text:p text:style-name="P11"><text:span text:style-name="T6">create build folder &gt;&gt; </text:span><text:span text:style-name="Source_20_Text"><text:span text:style-name="T5">ng build --prod</text:span></text:span></text:p>
        </text:list-item>
        <text:list-item>
          <text:p text:style-name="P10">compress the output folder in zip</text:p>
        </text:list-item>
        <text:list-item>
          <text:p text:style-name="P10">on cpanel go to SUB DOMAINS</text:p>
        </text:list-item>
        <text:list-item>
          <text:p text:style-name="P10">create new SUB DOMAIN with Ur project name, BASE PATH will be PUBLIC_HTML</text:p>
        </text:list-item>
        <text:list-item>
          <text:p text:style-name="P10">on cpanel go to FILE MANAGER &gt; PUBLIC_HTML</text:p>
        </text:list-item>
        <text:list-item>
          <text:p text:style-name="P10">find Ur project name and open it</text:p>
        </text:list-item>
        <text:list-item>
          <text:p text:style-name="P10">click UPLOAD</text:p>
        </text:list-item>
        <text:list-item>
          <text:p text:style-name="P10">find Ur ZIP folder &gt; click OK</text:p>
        </text:list-item>
        <text:list-item>
          <text:p text:style-name="P10">wait for uploading done</text:p>
        </text:list-item>
        <text:list-item>
          <text:p text:style-name="P10">press right click &gt; EXTRACT</text:p>
        </text:list-item>
        <text:list-item>
          <text:p text:style-name="P10">choose Ur SUBDOMAIN BASE path in PUBLIC_HTML</text:p>
        </text:list-item>
        <text:list-item>
          <text:p text:style-name="P10">click OK</text:p>
        </text:list-item>
        <text:list-item>
          <text:p text:style-name="P10">open the extracted folder &gt; select all files</text:p>
        </text:list-item>
        <text:list-item>
          <text:p text:style-name="P10">press right click &gt; MOVE</text:p>
        </text:list-item>
        <text:list-item>
          <text:p text:style-name="P10">choose Ur SUBDOMAIN BASE path in PUBLIC_HTML</text:p>
        </text:list-item>
        <text:list-item>
          <text:p text:style-name="P10">click OK</text:p>
        </text:list-item>
        <text:list-item>
          <text:p text:style-name="P10">browse Ur SUBDOMA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2:04:24.730068706</meta:creation-date>
    <dc:date>2020-06-10T12:18:01.422205952</dc:date>
    <meta:editing-duration>PT13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185" meta:character-count="1012" meta:non-whitespace-character-count="862"/>
  </office:meta>
</office:document-meta>
</file>